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3" svg:font-family="'Times New Roman'"/>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master-page-name="HTML">
      <style:table-properties style:width="19.001cm" style:page-numb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 style:family="paragraph" style:parent-style-name="Table_20_Contents">
      <style:paragraph-properties fo:text-align="center" style:justify-single-word="false"/>
      <style:text-properties style:font-name="Times New Roman1" fo:font-size="10pt" fo:language="en" fo:country="US" style:font-name-asian="Times New Roman1" style:font-size-asian="10pt" style:font-name-complex="Times New Roman1" style:font-size-complex="10pt"/>
    </style:style>
    <style:style style:name="P3" style:family="paragraph" style:parent-style-name="Text_20_body">
      <style:paragraph-properties fo:margin-top="0cm" fo:margin-bottom="0.199cm" fo:line-height="150%"/>
      <style:text-properties style:font-name="Times New Roman" fo:font-size="12pt" style:font-size-asian="12pt" style:font-size-complex="12pt"/>
    </style:style>
    <style:style style:name="P4" style:family="paragraph" style:parent-style-name="Heading_20_1">
      <style:text-properties fo:language="en" fo:country="US"/>
    </style:style>
    <style:style style:name="P5" style:family="paragraph" style:parent-style-name="Text_20_body" style:list-style-name="L1"/>
    <style:style style:name="P6" style:family="paragraph" style:parent-style-name="Text_20_body" style:list-style-name="L1">
      <style:text-properties style:font-name="Times New Roman3" fo:font-size="14pt" fo:language="en" fo:country="none"/>
    </style:style>
    <style:style style:name="T1" style:family="text">
      <style:text-properties fo:language="en" fo:country="US" fo:font-weight="bold" style:font-weight-asian="bold" style:font-weight-complex="bold"/>
    </style:style>
    <style:style style:name="T2" style:family="text">
      <style:text-properties style:font-name="Times New Roman3" fo:font-size="14pt" fo:language="en" fo:country="none"/>
    </style:style>
    <style:style style:name="T3" style:family="text">
      <style:text-properties style:font-name="Times New Roman3" fo:font-size="14pt" fo:language="en" fo:country="US"/>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Графический объект1" text:anchor-type="as-char" svg:width="1.191cm" svg:height="0.69cm" draw:z-index="0"><draw:image xlink:href="../../odt_eng/images/3022.png" xlink:type="simple" xlink:show="embed" xlink:actuate="onLoad"/></draw:frame></text:p>
          </table:table-cell>
          <table:table-cell table:style-name="Table1.B1" office:value-type="string">
            <text:h text:style-name="P4" text:outline-level="1">OPC Client</text:h>
          </table:table-cell>
        </table:table-row>
        <table:table-row>
          <table:table-cell table:style-name="Table1.A2" office:value-type="string">
            <text:p text:style-name="P2">In palette</text:p>
          </table:table-cell>
          <table:table-cell table:style-name="Table1.B1" office:value-type="string">
            <text:p text:style-name="Standard"/>
          </table:table-cell>
        </table:table-row>
        <table:table-row table:style-name="Table1.3">
          <table:table-cell table:style-name="Table1.A1" office:value-type="string">
            <text:p text:style-name="P1"><draw:frame draw:style-name="fr2" draw:name="Графический объект2" text:anchor-type="as-char" svg:width="1.96cm" svg:height="1.431cm" draw:z-index="0"><draw:image xlink:href="../../odt_eng/images/3022_in_scheme.png" xlink:type="simple" xlink:show="embed" xlink:actuate="onLoad"/></draw:frame></text:p>
          </table:table-cell>
          <table:table-cell table:style-name="Table1.A1" office:value-type="string">
            <text:p text:style-name="Standard"/>
          </table:table-cell>
        </table:table-row>
        <table:table-row table:style-name="Table1.3">
          <table:table-cell table:style-name="Table1.A4" office:value-type="string">
            <text:p text:style-name="P2">In diagram</text:p>
          </table:table-cell>
          <table:table-cell table:style-name="Table1.B4" office:value-type="string">
            <text:p text:style-name="Standard"/>
          </table:table-cell>
        </table:table-row>
        <table:table-row table:style-name="Table1.3">
          <table:table-cell table:style-name="Table1.A2" table:number-columns-spanned="2" office:value-type="string">
            <text:p text:style-name="Text_20_body"><text:span text:style-name="T2">The </text:span><text:span text:style-name="T3">unit</text:span> <text:span text:style-name="T2">performs</text:span> <text:span text:style-name="T2">reading and writing of signals to other programs using the data exchange interface according to </text:span><text:span text:style-name="T3">the</text:span> <text:span text:style-name="T2">OPC protocol. The dimension of the</text:span> <text:span text:style-name="T2">input is equal to the sum of dimensions of signals specified in the corresponding parameter of the unit. The dimension of the output is equal to the sum of the dimensions of signals specified in the corresponding parameter of the unit.</text:span></text:p>
            <text:p text:style-name="Text_20_body"><text:span text:style-name="T1">Properties</text:span>:</text:p>
            <text:list xml:id="list506182943825782090" text:style-name="L1">
              <text:list-item>
                <text:p text:style-name="P6">Data exchange step, in seconds.</text:p>
              </text:list-item>
              <text:list-item>
                <text:p text:style-name="P5"><text:span text:style-name="T2">OPC-Server</text:span> <text:span text:style-name="T2">Name – <text:s/>the name of </text:span><text:span text:style-name="T3">the </text:span><text:span text:style-name="T2">COM-server with which data exchange is performed.</text:span></text:p>
              </text:list-item>
              <text:list-item>
                <text:p text:style-name="P5"><text:span text:style-name="T2">Delay</text:span> <text:span text:style-name="T2">at startup, msec </text:span><text:s/>– <text:span text:style-name="T2">the delay in milliseconds when connecting to the COM-server.</text:span></text:p>
              </text:list-item>
              <text:list-item>
                <text:p text:style-name="P5"><text:span text:style-name="T2">Names of readable parameters</text:span> <text:s/>– <text:span text:style-name="T2">the list of</text:span> <text:span text:style-name="T2">signal names in the OPC-server that the unit reads (separator; or carriage return).</text:span></text:p>
              </text:list-item>
              <text:list-item>
                <text:p text:style-name="P5"><text:span text:style-name="T2">Names of </text:span><text:span text:style-name="T3">writable</text:span> <text:span text:style-name="T2">parameters </text:span>– <text:span text:style-name="T2">the list of</text:span> <text:span text:style-name="T2">signal names in the OPC-server that the unit </text:span><text:span text:style-name="T3">writes</text:span><text:span text:style-name="T2"> (separator ; or carriage return).</text:span></text:p>
              </text:list-item>
              <text:list-item>
                <text:p text:style-name="P5"><text:span text:style-name="T2">Dimensions of</text:span> <text:span text:style-name="T2">readable parameters.</text:span></text:p>
              </text:list-item>
              <text:list-item>
                <text:p text:style-name="P5"><text:span text:style-name="T2">Dimensions of writable</text:span> <text:span text:style-name="T2">parameters.</text:span> </text:p>
              </text:list-item>
            </text:list>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3" svg:font-family="'Times New Roman'"/>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Ключ управляемый нормально разомкнутый тип 1</dc:title>
    <dc:date>2012-03-05T21:06:26.89</dc:date>
    <meta:editing-cycles>86</meta:editing-cycles>
    <meta:editing-duration>PT7H13M3S</meta:editing-duration>
    <dc:creator>Александр </dc:creator>
    <meta:document-statistic meta:table-count="1" meta:image-count="2" meta:object-count="0" meta:page-count="1" meta:paragraph-count="14" meta:word-count="164" meta:character-count="963"/>
    <meta:user-defined meta:name="Поле 1"/>
    <meta:user-defined meta:name="Поле 2"/>
    <meta:user-defined meta:name="Поле 3"/>
    <meta:user-defined meta:name="Поле 4"/>
  </office:meta>
</office:document-meta>
</file>